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2.6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,68</text:p>
          </table:table-cell>
          <table:table-cell office:value-type="float" office:value="31.8" calcext:value-type="float">
            <text:p>31,80</text:p>
          </table:table-cell>
          <table:table-cell office:value-type="float" office:value="29.5" calcext:value-type="float">
            <text:p>29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office:value-type="float" office:value="150" calcext:value-type="float">
            <text:p>150</text:p>
          </table:table-cell>
          <table:table-cell office:value-type="float" office:value="22.1" calcext:value-type="float">
            <text:p>22,10</text:p>
          </table:table-cell>
          <table:table-cell office:value-type="float" office:value="24.28" calcext:value-type="float">
            <text:p>24,28</text:p>
          </table:table-cell>
          <table:table-cell office:value-type="float" office:value="26.31" calcext:value-type="float">
            <text:p>26,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office:value-type="float" office:value="30.39" calcext:value-type="float">
            <text:p>30,39</text:p>
          </table:table-cell>
          <table:table-cell office:value-type="float" office:value="32.5" calcext:value-type="float">
            <text:p>32,50</text:p>
          </table:table-cell>
          <table:table-cell office:value-type="float" office:value="34.55" calcext:value-type="float">
            <text:p>34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office:value-type="float" office:value="150" calcext:value-type="float">
            <text:p>150</text:p>
          </table:table-cell>
          <table:table-cell office:value-type="float" office:value="8.93" calcext:value-type="float">
            <text:p>8,93</text:p>
          </table:table-cell>
          <table:table-cell office:value-type="float" office:value="14.16" calcext:value-type="float">
            <text:p>14,16</text:p>
          </table:table-cell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office:value-type="float" office:value="150" calcext:value-type="float">
            <text:p>150</text:p>
          </table:table-cell>
          <table:table-cell office:value-type="float" office:value="40.55" calcext:value-type="float">
            <text:p>40,55</text:p>
          </table:table-cell>
          <table:table-cell office:value-type="float" office:value="50.99" calcext:value-type="float">
            <text:p>50,99</text:p>
          </table:table-cell>
          <table:table-cell office:value-type="float" office:value="62.43" calcext:value-type="float">
            <text:p>62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office:value-type="float" office:value="150" calcext:value-type="float">
            <text:p>150</text:p>
          </table:table-cell>
          <table:table-cell office:value-type="float" office:value="18.58" calcext:value-type="float">
            <text:p>18,58</text:p>
          </table:table-cell>
          <table:table-cell office:value-type="float" office:value="24.17" calcext:value-type="float">
            <text:p>24,17</text:p>
          </table:table-cell>
          <table:table-cell office:value-type="float" office:value="26.68" calcext:value-type="float">
            <text:p>26,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office:value-type="float" office:value="22.54" calcext:value-type="float">
            <text:p>22,54</text:p>
          </table:table-cell>
          <table:table-cell office:value-type="float" office:value="23.67" calcext:value-type="float">
            <text:p>23,67</text:p>
          </table:table-cell>
          <table:table-cell office:value-type="float" office:value="23.85" calcext:value-type="float">
            <text:p>23,8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,84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5" office:value-type="float" office:value="31.66" calcext:value-type="float">
            <text:p>31,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4">00/00/0000</text:date>, <text:time style:data-style-name="N2" text:time-value="12:29:46.538778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3-12-04T14:06:15</dc:date>
    <meta:editing-duration>PT1H27M5S</meta:editing-duration>
    <meta:editing-cycles>4</meta:editing-cycles>
    <meta:generator>LibreOffice/5.1.6.2$Linux_X86_64 LibreOffice_project/10m0$Build-2</meta:generator>
    <meta:document-statistic meta:table-count="3" meta:cell-count="56" meta:object-count="0"/>
  </office:meta>
</office:document-meta>
</file>